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fo:font-size="14pt" fo:font-weight="bold" officeooo:rsid="001f688b" officeooo:paragraph-rsid="001f688b" style:font-weight-asian="bold" style:font-weight-complex="bold"/>
    </style:style>
    <style:style style:name="P2" style:family="paragraph" style:parent-style-name="Standard">
      <style:paragraph-properties fo:text-align="center" style:justify-single-word="false"/>
      <style:text-properties fo:font-size="16pt" fo:font-weight="bold" officeooo:rsid="001c7ccc" officeooo:paragraph-rsid="001c7ccc" style:font-weight-asian="bold" style:font-weight-complex="bold"/>
    </style:style>
    <style:style style:name="P3" style:family="paragraph" style:parent-style-name="Standard">
      <style:paragraph-properties fo:text-align="start" style:justify-single-word="false"/>
      <style:text-properties fo:font-size="12pt" fo:font-weight="bold" officeooo:rsid="001c7ccc" officeooo:paragraph-rsid="001c7ccc" style:font-weight-asian="bold" style:font-weight-complex="bold"/>
    </style:style>
    <style:style style:name="P4" style:family="paragraph" style:parent-style-name="Standard">
      <style:paragraph-properties fo:text-align="start" style:justify-single-word="false"/>
      <style:text-properties fo:font-size="10pt" fo:font-weight="normal" officeooo:rsid="002056f2" officeooo:paragraph-rsid="002056f2" style:font-weight-asian="normal" style:font-weight-complex="normal"/>
    </style:style>
    <style:style style:name="P5" style:family="paragraph" style:parent-style-name="Standard">
      <style:paragraph-properties fo:text-align="start" style:justify-single-word="false"/>
      <style:text-properties fo:font-size="10pt" fo:font-weight="normal" officeooo:rsid="002056f2" officeooo:paragraph-rsid="0020b06f" style:font-weight-asian="normal" style:font-weight-complex="normal"/>
    </style:style>
    <style:style style:name="P6" style:family="paragraph" style:parent-style-name="Standard">
      <style:paragraph-properties fo:text-align="start" style:justify-single-word="false"/>
      <style:text-properties fo:font-size="10pt" fo:font-weight="normal" officeooo:rsid="0020b06f" officeooo:paragraph-rsid="0020b06f" style:font-weight-asian="normal" style:font-weight-complex="normal"/>
    </style:style>
    <style:style style:name="P7" style:family="paragraph" style:parent-style-name="Standard">
      <style:paragraph-properties fo:text-align="start" style:justify-single-word="false"/>
      <style:text-properties fo:font-size="10pt" fo:font-weight="normal" officeooo:rsid="0024200d" officeooo:paragraph-rsid="0024200d" style:font-weight-asian="normal" style:font-weight-complex="normal"/>
    </style:style>
    <style:style style:name="P8" style:family="paragraph" style:parent-style-name="Standard" style:list-style-name="L1">
      <style:paragraph-properties fo:text-align="start" style:justify-single-word="false"/>
      <style:text-properties fo:font-size="10pt" fo:font-weight="normal" officeooo:rsid="0025f99d" officeooo:paragraph-rsid="0025f99d" style:font-weight-asian="normal" style:font-weight-complex="normal"/>
    </style:style>
    <style:style style:name="P9" style:family="paragraph" style:parent-style-name="Standard">
      <style:paragraph-properties fo:text-align="start" style:justify-single-word="false"/>
      <style:text-properties fo:font-size="10pt" fo:font-weight="normal" officeooo:rsid="0025f99d" officeooo:paragraph-rsid="0025f99d" style:font-weight-asian="normal" style:font-weight-complex="normal"/>
    </style:style>
    <style:style style:name="T1" style:family="text">
      <style:text-properties officeooo:rsid="0020b06f"/>
    </style:style>
    <style:style style:name="T2" style:family="text">
      <style:text-properties fo:font-weight="bold" style:font-weight-asian="bold" style:font-weight-complex="bold"/>
    </style:style>
    <style:style style:name="T3" style:family="text">
      <style:text-properties fo:font-weight="bold" officeooo:rsid="0020b06f" style:font-weight-asian="bold" style:font-weight-complex="bold"/>
    </style:style>
    <style:style style:name="T4" style:family="text">
      <style:text-properties fo:font-weight="bold" officeooo:rsid="002136e5" style:font-weight-asian="bold" style:font-weight-complex="bold"/>
    </style:style>
    <style:style style:name="T5" style:family="text">
      <style:text-properties fo:font-weight="bold" officeooo:rsid="0024afcb" style:font-weight-asian="bold" style:font-weight-complex="bold"/>
    </style:style>
    <style:style style:name="T6" style:family="text">
      <style:text-properties fo:font-weight="bold" officeooo:rsid="0025f99d" style:font-weight-asian="bold" style:font-weight-complex="bold"/>
    </style:style>
    <style:style style:name="T7" style:family="text">
      <style:text-properties officeooo:rsid="002136e5"/>
    </style:style>
    <style:style style:name="T8" style:family="text">
      <style:text-properties officeooo:rsid="002248a3"/>
    </style:style>
    <style:style style:name="T9" style:family="text">
      <style:text-properties officeooo:rsid="0024afcb"/>
    </style:style>
    <style:style style:name="T10" style:family="text">
      <style:text-properties officeooo:rsid="0025f99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icroservice Architecture</text:p>
      <text:p text:style-name="P3"/>
      <text:p text:style-name="P1">Context:</text:p>
      <text:p text:style-name="P1"/>
      <text:p text:style-name="P5">In the very beginning <text:span text:style-name="T8">(60’s) </text:span>writing software was not just a piece of cake only Phd in computer science can perform that task. So as the demand of software development increases with the passage of time that becomes a huge problem to write a program <text:span text:style-name="T1">as the software’s were becoming large and complex. Scientist dealt with this problem with the </text:span><text:span text:style-name="T3">divide and conquer</text:span><text:span text:style-name="T1"> rule.</text:span></text:p>
      <text:p text:style-name="P5"/>
      <text:p text:style-name="P6">So, <text:span text:style-name="T8">in 70’s </text:span>scientists introduce the concepts like modularity, information hiding, separation of concern etc that lead to the <text:span text:style-name="T2">modular software development</text:span>. Large and complex software’s were transforming into <text:span text:style-name="T2">loosely coupled and highly cohesive</text:span>. <text:span text:style-name="T7">Loosely coupled means that every module should be independent or very less dependent on other modules so that if there is a change in one module that will not affect the other modules in the software. Highly cohesive means that every module should focus on one feature/function or similar feature or functions so that if that module had some type of bug or error that do not affect the whole program only that particular feature will be affected. In this modular software development modules communicate via </text:span><text:span text:style-name="T4">internal interfaces </text:span><text:span text:style-name="T7">(no physical network).</text:span></text:p>
      <text:p text:style-name="P4"/>
      <text:p text:style-name="P7">In 90’s software’s were becoming more complex and large although modularity is being used by the scientist to reduce complexity but as it’s easy to cross the modular boundaries and misuse the application <text:span text:style-name="T9">because of communication through internal interfaces, another software architecture came into scope which is called </text:span><text:span text:style-name="T5">Layered architecture</text:span><text:span text:style-name="T9">. In this architecture software application divided into different layers like presentation, business and database layers. In 97 Brian Foote and Joseph Yoder published the </text:span><text:span text:style-name="T6">Big ball of Mud </text:span><text:span text:style-name="T10">papers that highlighted the following issues:</text:span></text:p>
      <text:list xml:id="list3786082814" text:style-name="L1">
        <text:list-item>
          <text:p text:style-name="P8">Unregulated growth.</text:p>
        </text:list-item>
        <text:list-item>
          <text:p text:style-name="P8">Too many responsibilities.</text:p>
        </text:list-item>
        <text:list-item>
          <text:p text:style-name="P8">Lacks Proper Architecture.</text:p>
        </text:list-item>
        <text:list-item>
          <text:p text:style-name="P8">Speghetti Code.</text:p>
        </text:list-item>
        <text:list-item>
          <text:p text:style-name="P8">Seeping problems under the carpet.</text:p>
        </text:list-item>
      </text:list>
      <text:p text:style-name="P9"/>
      <text:p text:style-name="P7"/>
      <text:p text:style-name="P7"/>
      <text:p text:style-name="P4"/>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4:42:23.814657511</meta:creation-date>
    <meta:generator>LibreOffice/6.0.7.3$Linux_X86_64 LibreOffice_project/00m0$Build-3</meta:generator>
    <dc:date>2020-04-07T12:29:02.582024452</dc:date>
    <meta:editing-duration>PT21H26M31S</meta:editing-duration>
    <meta:editing-cycles>11</meta:editing-cycles>
    <meta:document-statistic meta:table-count="0" meta:image-count="0" meta:object-count="0" meta:page-count="1" meta:paragraph-count="10" meta:word-count="296" meta:character-count="1894" meta:non-whitespace-character-count="1613"/>
  </office:meta>
</office:document-meta>
</file>